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159cm" table:align="center" style:writing-mode="lr-tb"/>
    </style:style>
    <style:style style:name="Tableau1.A" style:family="table-column">
      <style:table-column-properties style:column-width="0.903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eau1.B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2">
      <style:paragraph-properties fo:text-align="center" style:justify-single-word="false"/>
      <style:text-properties style:font-name="Times New Roman" fo:font-size="18pt" style:font-size-asian="18pt"/>
    </style:style>
    <style:style style:name="P3" style:family="paragraph" style:parent-style-name="Heading_20_2">
      <style:paragraph-properties fo:margin-top="0cm" fo:margin-bottom="0.106cm" fo:text-align="center" style:justify-single-word="false"/>
      <style:text-properties style:font-name="Times New Roman" fo:font-size="18pt" style:font-size-asian="18pt"/>
    </style:style>
    <style:style style:name="P4" style:family="paragraph" style:parent-style-name="Texte_20_brut">
      <style:paragraph-properties fo:text-align="justify" style:justify-single-word="false"/>
    </style:style>
    <style:style style:name="P5" style:family="paragraph" style:parent-style-name="Texte_20_brut" style:list-style-name="WW8Num1">
      <style:paragraph-properties fo:text-align="justify" style:justify-single-word="false"/>
    </style:style>
    <style:style style:name="P6" style:family="paragraph" style:parent-style-name="Texte_20_brut">
      <style:paragraph-properties fo:text-align="justify" style:justify-single-word="false"/>
      <style:text-properties style:font-name="Times New Roman" fo:font-size="12pt" fo:font-style="italic" style:text-underline-style="solid" style:text-underline-width="auto" style:text-underline-color="font-color" style:font-size-asian="12pt" style:font-style-asian="italic" style:font-style-complex="italic"/>
    </style:style>
    <style:style style:name="P7" style:family="paragraph" style:parent-style-name="Texte_20_brut">
      <style:paragraph-properties fo:text-align="justify" style:justify-single-word="false"/>
      <style:text-properties style:font-name="Times New Roman" fo:font-size="12pt" style:font-size-asian="12pt"/>
    </style:style>
    <style:style style:name="P8" style:family="paragraph" style:parent-style-name="Texte_20_brut" style:list-style-name="WW8Num3">
      <style:paragraph-properties fo:text-align="justify" style:justify-single-word="false"/>
      <style:text-properties style:font-name="Times New Roman" fo:font-size="12pt" style:font-size-asian="12pt"/>
    </style:style>
    <style:style style:name="P9" style:family="paragraph" style:parent-style-name="Texte_20_brut">
      <style:paragraph-properties fo:text-align="justify" style:justify-single-word="false">
        <style:tab-stops>
          <style:tab-stop style:position="11.06cm"/>
        </style:tab-stops>
      </style:paragraph-properties>
      <style:text-properties style:font-name="Times New Roman" fo:font-size="12pt" style:font-size-asian="12pt"/>
    </style:style>
    <style:style style:name="P10" style:family="paragraph" style:parent-style-name="Texte_20_brut">
      <style:paragraph-properties fo:line-height="150%" style:snap-to-layout-grid="false"/>
      <style:text-properties style:font-name="Times New Roman" fo:font-size="12pt" fo:font-weight="bold" style:font-size-asian="12pt" style:font-weight-asian="bold"/>
    </style:style>
    <style:style style:name="P11" style:family="paragraph" style:parent-style-name="Texte_20_brut">
      <style:paragraph-properties fo:line-height="150%" fo:text-align="center" style:justify-single-word="false" style:snap-to-layout-grid="false"/>
      <style:text-properties style:font-name="Times New Roman" fo:font-size="12pt" fo:font-weight="bold" style:font-size-asian="12pt" style:font-weight-asian="bold"/>
    </style:style>
    <style:style style:name="P12" style:family="paragraph" style:parent-style-name="Texte_20_brut">
      <style:paragraph-properties fo:line-height="150%" fo:text-align="end" style:justify-single-word="false" style:snap-to-layout-grid="false"/>
      <style:text-properties style:font-name="Times New Roman" fo:font-size="12pt" fo:font-weight="bold" style:font-size-asian="12pt" style:font-weight-asian="bold"/>
    </style:style>
    <style:style style:name="P13" style:family="paragraph" style:parent-style-name="Texte_20_brut">
      <style:paragraph-properties>
        <style:tab-stops>
          <style:tab-stop style:position="12.912cm"/>
        </style:tab-stops>
      </style:paragraph-properties>
      <style:text-properties style:font-name="Times New Roman" fo:font-size="12pt" fo:font-weight="bold" style:font-size-asian="12pt" style:font-weight-asian="bold"/>
    </style:style>
    <style:style style:name="P14" style:family="paragraph" style:parent-style-name="Texte_20_brut">
      <style:paragraph-properties fo:text-align="justify" style:justify-single-word="false"/>
      <style:text-properties style:font-name="Times New Roman" fo:font-size="16pt" fo:font-weight="bold" style:font-size-asian="16pt" style:font-weight-asian="bold" style:font-weight-complex="bold"/>
    </style:style>
    <style:style style:name="P15" style:family="paragraph" style:parent-style-name="Texte_20_brut">
      <style:paragraph-properties fo:text-align="justify" style:justify-single-word="false"/>
      <style:text-properties style:font-name="Times New Roman" fo:font-size="16pt" style:font-size-asian="16pt" style:font-size-complex="16pt"/>
    </style:style>
    <style:style style:name="P16" style:family="paragraph" style:parent-style-name="Texte_20_brut">
      <style:paragraph-properties fo:text-align="justify" style:justify-single-word="false"/>
      <style:text-properties style:font-name="Times New Roman" fo:font-size="15pt" style:font-size-asian="15pt" style:font-size-complex="15pt"/>
    </style:style>
    <style:style style:name="P17" style:family="paragraph" style:parent-style-name="Texte_20_brut">
      <style:paragraph-properties fo:text-align="justify" style:justify-single-word="false"/>
      <style:text-properties fo:font-size="16pt" style:font-size-asian="16pt" style:font-size-complex="16pt"/>
    </style:style>
    <style:style style:name="P18" style:family="paragraph" style:parent-style-name="Texte_20_brut">
      <style:paragraph-properties fo:text-align="justify" style:justify-single-word="false"/>
      <style:text-properties fo:font-size="15pt" style:font-size-asian="15pt" style:font-size-complex="15pt"/>
    </style:style>
    <style:style style:name="P19" style:family="paragraph" style:parent-style-name="Texte_20_brut">
      <style:paragraph-properties fo:text-align="justify" style:justify-single-word="false"/>
      <style:text-properties fo:font-size="18pt" style:font-size-asian="18pt" style:font-size-complex="18pt"/>
    </style:style>
    <style:style style:name="P20" style:family="paragraph" style:parent-style-name="Texte_20_brut" style:master-page-name="Standard">
      <style:paragraph-properties fo:text-align="center" style:justify-single-word="false" style:page-number="auto"/>
      <style:text-properties style:font-name="Times New Roman" fo:font-size="8pt" fo:font-weight="bold" style:font-size-asian="8pt" style:font-weight-asian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/>
    </style:style>
    <style:style style:name="T3" style:family="text">
      <style:text-properties style:font-name="Times New Roman" fo:font-size="12pt" style:text-underline-style="solid" style:text-underline-width="auto" style:text-underline-color="font-color" style:font-size-asian="12pt"/>
    </style:style>
    <style:style style:name="T4" style:family="text">
      <style:text-properties style:font-name="Times New Roman" fo:font-size="12pt" style:text-underline-style="solid" style:text-underline-width="auto" style:text-underline-color="font-color" style:font-size-asian="12pt" style:font-weight-complex="bold"/>
    </style:style>
    <style:style style:name="T5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weight-complex="bold"/>
    </style:style>
    <style:style style:name="T6" style:family="text">
      <style:text-properties style:font-name="Times New Roman" fo:font-size="12pt" fo:font-weight="bold" style:font-size-asian="12pt" style:font-weight-asian="bold"/>
    </style:style>
    <style:style style:name="T7" style:family="text">
      <style:text-properties style:font-name="Times New Roman" fo:font-size="12pt" fo:font-weight="bold" style:font-size-asian="12pt" style:font-weight-asian="bold" style:font-weight-complex="bold"/>
    </style:style>
    <style:style style:name="T8" style:family="tex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font-name="Times New Roman" fo:font-weight="bold" style:font-weight-asian="bold"/>
    </style:style>
    <style:style style:name="T10" style:family="text">
      <style:text-properties style:font-name="Times New Roman" fo:font-size="16pt" style:font-size-asian="16pt" style:font-size-complex="16pt"/>
    </style:style>
    <style:style style:name="T11" style:family="text">
      <style:text-properties style:text-position="sub 58%" style:font-name="Times New Roman"/>
    </style:style>
    <style:style style:name="T12" style:family="text">
      <style:text-properties style:text-position="sub 58%" style:font-name="Times New Roman" fo:font-size="12pt" style:font-size-asian="12pt"/>
    </style:style>
    <style:style style:name="T13" style:family="text">
      <style:text-properties style:text-position="sub 58%" style:font-name="Times New Roman" fo:font-size="12pt" fo:font-weight="bold" style:font-size-asian="12pt" style:font-weight-asian="bold" style:font-weight-complex="bold"/>
    </style:style>
    <style:style style:name="T14" style:family="text">
      <style:text-properties style:text-position="sub 58%" style:font-name="Times New Roman" fo:font-size="12pt" style:text-underline-style="solid" style:text-underline-width="auto" style:text-underline-color="font-color" fo:font-weight="bold" style:font-size-asian="12pt" style:font-weight-asian="bold" style:font-weight-complex="bold"/>
    </style:style>
    <style:style style:name="T15" style:family="text">
      <style:text-properties style:text-position="sub 58%" style:font-name="Times New Roman" fo:font-size="12pt" style:text-underline-style="solid" style:text-underline-width="auto" style:text-underline-color="font-color" style:font-size-asian="12pt"/>
    </style:style>
    <style:style style:name="T16" style:family="text">
      <style:text-properties style:text-position="sub 58%"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position="sub 58%" style:font-name="Symbol" fo:font-size="12pt" style:font-size-asian="12pt"/>
    </style:style>
    <style:style style:name="T18" style:family="text">
      <style:text-properties style:font-name="Symbol"/>
    </style:style>
    <style:style style:name="T19" style:family="text">
      <style:text-properties style:font-name="Symbol" fo:font-size="12pt" style:font-size-asian="12pt"/>
    </style:style>
    <style:style style:name="T20" style:family="text">
      <style:text-properties style:font-name="Symbol" fo:font-size="12pt" fo:font-weight="bold" style:font-size-asian="12pt" style:font-weight-asian="bold"/>
    </style:style>
    <style:style style:name="T21" style:family="text">
      <style:text-properties fo:font-weight="bold"/>
    </style:style>
    <style:style style:name="T22" style:family="text">
      <style:text-properties style:font-weight-asian="bold"/>
    </style:style>
    <style:style style:name="T23" style:family="text"/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7"><text:span text:style-name="T1">Soit T</text:span><text:span text:style-name="T11">M </text:span><text:span text:style-name="T1">une machine de Turing travaillant sur les mots de X={0,1} (c’est-à-dire sur X*) ayant : comme alphabet </text:span><text:span text:style-name="T18"></text:span><text:span text:style-name="T1">= X</text:span><text:span text:style-name="T18"></text:span><text:span text:style-name="T1">{a,b,_}, comme ensemble d’états Q={q</text:span><text:span text:style-name="T11">1</text:span><text:span text:style-name="T1">, q</text:span><text:span text:style-name="T11">2</text:span><text:span text:style-name="T1">, q</text:span><text:span text:style-name="T11">3</text:span><text:span text:style-name="T1">, q</text:span><text:span text:style-name="T11">4</text:span><text:span text:style-name="T1">, q</text:span><text:span text:style-name="T11">5</text:span><text:span text:style-name="T1">, q</text:span><text:span text:style-name="T11">6</text:span><text:span text:style-name="T1">}, comme fonction de transition {(q</text:span><text:span text:style-name="T11">1</text:span><text:span text:style-name="T1">,1,a,q</text:span><text:span text:style-name="T11">2</text:span><text:span text:style-name="T1">,R), (q</text:span><text:span text:style-name="T11">1</text:span><text:span text:style-name="T1">,0,a,q</text:span><text:span text:style-name="T11">3</text:span><text:span text:style-name="T1">,R), (q</text:span><text:span text:style-name="T11">2</text:span><text:span text:style-name="T1">,0,0,q</text:span><text:span text:style-name="T11">2</text:span><text:span text:style-name="T1">,R), (q</text:span><text:span text:style-name="T11">2</text:span><text:span text:style-name="T1">,1,1,q</text:span><text:span text:style-name="T11">2</text:span><text:span text:style-name="T1">,R), (q</text:span><text:span text:style-name="T11">2</text:span><text:span text:style-name="T1">,_,b,q</text:span><text:span text:style-name="T11">4</text:span><text:span text:style-name="T1">,R), (q</text:span><text:span text:style-name="T11">4</text:span><text:span text:style-name="T1">,_,1,q</text:span><text:span text:style-name="T11">4</text:span><text:span text:style-name="T1">,L), (q</text:span><text:span text:style-name="T11">4</text:span><text:span text:style-name="T1">,b,_,q</text:span><text:span text:style-name="T11">4</text:span><text:span text:style-name="T1">,L), (q</text:span><text:span text:style-name="T11">4</text:span><text:span text:style-name="T1">,1,1,q</text:span><text:span text:style-name="T11">4</text:span><text:span text:style-name="T1">,L), (q</text:span><text:span text:style-name="T11">4</text:span><text:span text:style-name="T1">,0,0,q</text:span><text:span text:style-name="T11">4</text:span><text:span text:style-name="T1">,L), (q</text:span><text:span text:style-name="T11">4</text:span><text:span text:style-name="T1">,a,1,q</text:span><text:span text:style-name="T11">6</text:span><text:span text:style-name="T1">,R), (q</text:span><text:span text:style-name="T11">3</text:span><text:span text:style-name="T1">,0,0,q</text:span><text:span text:style-name="T11">3</text:span><text:span text:style-name="T1">,R), (q</text:span><text:span text:style-name="T11">3</text:span><text:span text:style-name="T1">,1,1,q</text:span><text:span text:style-name="T11">3</text:span><text:span text:style-name="T1">,R), (q</text:span><text:span text:style-name="T11">3</text:span><text:span text:style-name="T1">,_,b,q</text:span><text:span text:style-name="T11">5</text:span><text:span text:style-name="T1">,R), (q</text:span><text:span text:style-name="T11">5</text:span><text:span text:style-name="T1">,_,0,q</text:span><text:span text:style-name="T11">5</text:span><text:span text:style-name="T1">,L), (q</text:span><text:span text:style-name="T11">5</text:span><text:span text:style-name="T1">,b,_,q</text:span><text:span text:style-name="T11">5</text:span><text:span text:style-name="T1">,L), (q</text:span><text:span text:style-name="T11">5</text:span><text:span text:style-name="T1">,1,1,q</text:span><text:span text:style-name="T11">5</text:span><text:span text:style-name="T1">,L), (q</text:span><text:span text:style-name="T11">5</text:span><text:span text:style-name="T1">,0,0,q</text:span><text:span text:style-name="T11">5</text:span><text:span text:style-name="T1">,L), (q</text:span><text:span text:style-name="T11">5</text:span><text:span text:style-name="T1">,a,0,q</text:span><text:span text:style-name="T11">6</text:span><text:span text:style-name="T1">,R)}, </text:span><text:span text:style-name="T8">q</text:span><text:span text:style-name="T16">1</text:span><text:span text:style-name="T8"> pour état initial</text:span><text:span text:style-name="T1"> et </text:span><text:span text:style-name="T8">q</text:span><text:span text:style-name="T16">6</text:span><text:span text:style-name="T8"> pour état final.</text:span></text:p>
      <text:p text:style-name="P17"><text:span text:style-name="T9"/></text:p>
      <text:p text:style-name="P17"><text:span text:style-name="T1"><text:s/></text:span><text:span text:style-name="T1">‘_’ est <text:s/>le symbole se trouvant par défaut sur toute case du ruban.</text:span></text:p>
      <text:p text:style-name="P15"/>
      <text:p text:style-name="P19"><text:span text:style-name="T1">q</text:span><text:span text:style-name="T11">1</text:span><text:span text:style-name="T1"> q</text:span><text:span text:style-name="T11">2</text:span><text:span text:style-name="T1"> q</text:span><text:span text:style-name="T11">3</text:span><text:span text:style-name="T1"> q</text:span><text:span text:style-name="T11">4</text:span><text:span text:style-name="T1"> q</text:span><text:span text:style-name="T11">5</text:span><text:span text:style-name="T1"> q</text:span><text:span text:style-name="T11">6 </text:span><text:span text:style-name="T1">#</text:span></text:p>
      <text:p text:style-name="P19"><text:span text:style-name="T1">q</text:span><text:span text:style-name="T11">1</text:span><text:span text:style-name="T1"> 1 a q</text:span><text:span text:style-name="T11">2</text:span><text:span text:style-name="T1"> R</text:span></text:p>
      <text:p text:style-name="P19"><text:span text:style-name="T1">q</text:span><text:span text:style-name="T11">1</text:span><text:span text:style-name="T1"> 0 a q</text:span><text:span text:style-name="T11">3</text:span><text:span text:style-name="T1"> R</text:span></text:p>
      <text:p text:style-name="P19"><text:span text:style-name="T1">q</text:span><text:span text:style-name="T11">2</text:span><text:span text:style-name="T1"> 0 0 q</text:span><text:span text:style-name="T11">2</text:span><text:span text:style-name="T1"> R</text:span></text:p>
      <text:p text:style-name="P19"><text:span text:style-name="T1">q</text:span><text:span text:style-name="T11">2</text:span><text:span text:style-name="T1"> 1 1 q</text:span><text:span text:style-name="T11">2</text:span><text:span text:style-name="T1"> R</text:span></text:p>
      <text:p text:style-name="P19"><text:span text:style-name="T1">q</text:span><text:span text:style-name="T11">2</text:span><text:span text:style-name="T1"> _ b q</text:span><text:span text:style-name="T11">4</text:span><text:span text:style-name="T1"> R</text:span></text:p>
      <text:p text:style-name="P19"><text:span text:style-name="T1">q</text:span><text:span text:style-name="T11">4</text:span><text:span text:style-name="T1"> _ 1 q</text:span><text:span text:style-name="T11">4</text:span><text:span text:style-name="T1"> L</text:span></text:p>
      <text:p text:style-name="P19"><text:span text:style-name="T1">q</text:span><text:span text:style-name="T11">4</text:span><text:span text:style-name="T1"> b _ q</text:span><text:span text:style-name="T11">4</text:span><text:span text:style-name="T1"> L</text:span></text:p>
      <text:p text:style-name="P19"><text:span text:style-name="T1">q</text:span><text:span text:style-name="T11">4</text:span><text:span text:style-name="T1"> 1 1 q</text:span><text:span text:style-name="T11">4</text:span><text:span text:style-name="T1"> L</text:span></text:p>
      <text:p text:style-name="P19"><text:span text:style-name="T1">q</text:span><text:span text:style-name="T11">4</text:span><text:span text:style-name="T1"> 0 0 q</text:span><text:span text:style-name="T11">4</text:span><text:span text:style-name="T1"> L</text:span></text:p>
      <text:p text:style-name="P19"><text:span text:style-name="T1">q</text:span><text:span text:style-name="T11">4</text:span><text:span text:style-name="T1"> a 1 q</text:span><text:span text:style-name="T11">6</text:span><text:span text:style-name="T1"> R</text:span></text:p>
      <text:p text:style-name="P19"><text:span text:style-name="T1">q</text:span><text:span text:style-name="T11">3</text:span><text:span text:style-name="T1"> 0 0 q</text:span><text:span text:style-name="T11">3</text:span><text:span text:style-name="T1"> R</text:span></text:p>
      <text:p text:style-name="P19"><text:span text:style-name="T1">q</text:span><text:span text:style-name="T11">3</text:span><text:span text:style-name="T1"> 1 1 q</text:span><text:span text:style-name="T11">3</text:span><text:span text:style-name="T1"> R</text:span></text:p>
      <text:p text:style-name="P19"><text:span text:style-name="T1">q</text:span><text:span text:style-name="T11">3</text:span><text:span text:style-name="T1"> _ b q</text:span><text:span text:style-name="T11">5</text:span><text:span text:style-name="T1"> R</text:span></text:p>
      <text:p text:style-name="P19"><text:span text:style-name="T1">q</text:span><text:span text:style-name="T11">5</text:span><text:span text:style-name="T1"> _ 0 q</text:span><text:span text:style-name="T11">5</text:span><text:span text:style-name="T1"> L</text:span></text:p>
      <text:p text:style-name="P19"><text:span text:style-name="T1">q</text:span><text:span text:style-name="T11">5</text:span><text:span text:style-name="T1"> b _ q</text:span><text:span text:style-name="T11">5</text:span><text:span text:style-name="T1"> L</text:span></text:p>
      <text:p text:style-name="P19"><text:span text:style-name="T1">q</text:span><text:span text:style-name="T11">5</text:span><text:span text:style-name="T1"> 1 1 q</text:span><text:span text:style-name="T11">5</text:span><text:span text:style-name="T1"> L</text:span></text:p>
      <text:p text:style-name="P19"><text:span text:style-name="T1">q</text:span><text:span text:style-name="T11">5</text:span><text:span text:style-name="T1"> 0 0 q</text:span><text:span text:style-name="T11">5</text:span><text:span text:style-name="T1"> L</text:span></text:p>
      <text:p text:style-name="P19"><text:span text:style-name="T1">q</text:span><text:span text:style-name="T11">5</text:span><text:span text:style-name="T1"> a 0 q</text:span><text:span text:style-name="T11">6</text:span><text:span text:style-name="T1"> R #</text:span></text:p>
      <text:p text:style-name="P16"/>
      <text:p text:style-name="P18"><text:span text:style-name="T1">État initial de la machine T</text:span><text:span text:style-name="T11">M</text:span><text:span text:style-name="T1"> sur la donnée 000110110111010</text:span></text:p>
      <text:p text:style-name="P16"/>
      <table:table table:name="Tableau1" table:style-name="Tableau1">
        <table:table-column table:style-name="Tableau1.A" table:number-columns-repeated="19"/>
        <table:table-row table:style-name="Tableau1.1">
          <table:table-cell table:style-name="Tableau1.A1" office:value-type="string">
            <text:p text:style-name="P10">…</text:p>
          </table:table-cell>
          <table:table-cell table:style-name="Tableau1.B1" office:value-type="string">
            <text:p text:style-name="P11">_</text:p>
          </table:table-cell>
          <table:table-cell table:style-name="Tableau1.B1" office:value-type="string">
            <text:p text:style-name="P11">0</text:p>
          </table:table-cell>
          <table:table-cell table:style-name="Tableau1.B1" office:value-type="string">
            <text:p text:style-name="P11">0</text:p>
          </table:table-cell>
          <table:table-cell table:style-name="Tableau1.B1" office:value-type="string">
            <text:p text:style-name="P11">0</text:p>
          </table:table-cell>
          <table:table-cell table:style-name="Tableau1.B1" office:value-type="string">
            <text:p text:style-name="P11">1</text:p>
          </table:table-cell>
          <table:table-cell table:style-name="Tableau1.B1" office:value-type="string">
            <text:p text:style-name="P11">1</text:p>
          </table:table-cell>
          <table:table-cell table:style-name="Tableau1.B1" office:value-type="string">
            <text:p text:style-name="P11">0</text:p>
          </table:table-cell>
          <table:table-cell table:style-name="Tableau1.B1" office:value-type="string">
            <text:p text:style-name="P11">1</text:p>
          </table:table-cell>
          <table:table-cell table:style-name="Tableau1.B1" office:value-type="string">
            <text:p text:style-name="P11">1</text:p>
          </table:table-cell>
          <table:table-cell table:style-name="Tableau1.B1" office:value-type="string">
            <text:p text:style-name="P11">0</text:p>
          </table:table-cell>
          <table:table-cell table:style-name="Tableau1.B1" office:value-type="string">
            <text:p text:style-name="P11">1</text:p>
          </table:table-cell>
          <table:table-cell table:style-name="Tableau1.B1" office:value-type="string">
            <text:p text:style-name="P11">1</text:p>
          </table:table-cell>
          <table:table-cell table:style-name="Tableau1.B1" office:value-type="string">
            <text:p text:style-name="P11">1</text:p>
          </table:table-cell>
          <table:table-cell table:style-name="Tableau1.B1" office:value-type="string">
            <text:p text:style-name="P11">0</text:p>
          </table:table-cell>
          <table:table-cell table:style-name="Tableau1.B1" office:value-type="string">
            <text:p text:style-name="P11">1</text:p>
          </table:table-cell>
          <table:table-cell table:style-name="Tableau1.B1" office:value-type="string">
            <text:p text:style-name="P11">0</text:p>
          </table:table-cell>
          <table:table-cell table:style-name="Tableau1.B1" office:value-type="string">
            <text:p text:style-name="P11">_</text:p>
          </table:table-cell>
          <table:table-cell table:style-name="Tableau1.B1" office:value-type="string">
            <text:p text:style-name="P12">…</text:p>
          </table:table-cell>
        </table:table-row>
      </table:table>
      <text:p text:style-name="P4"><text:span text:style-name="T6"><text:s text:c="10"/></text:span><text:span text:style-name="T20"></text:span></text:p>
      <text:p text:style-name="P7"><text:s text:c="7"/>Tê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6pt" fo:font-weight="bold" style:font-size-asian="16pt" style:font-weight-asian="bold" style:font-weight-complex="bold"/>
    </style:style>
    <style:style style:name="Texte_20_brut" style:display-name="Texte brut" style:family="paragraph" style:parent-style-name="Standard">
      <style:text-properties style:font-name="Courier New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94cm" fo:text-indent="-0.794cm" fo:margin-left="0.79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14cm" fo:text-indent="-0.714cm" fo:margin-left="0.71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94cm" fo:text-indent="-0.794cm" fo:margin-left="0.79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e_20_brut">
      <style:paragraph-properties>
        <style:tab-stops>
          <style:tab-stop style:position="12.912cm"/>
        </style:tab-stops>
      </style:paragraph-properties>
      <style:text-properties style:font-name="Times New Roman" fo:font-size="12pt" fo:font-weight="bold" style:font-size-asian="12pt" style:font-weight-asian="bold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0.999cm" fo:page-height="29.699cm" style:num-format="1" style:print-orientation="portrait" fo:margin-top="1.27cm" fo:margin-bottom="1.27cm" fo:margin-left="2.03cm" fo:margin-right="2.0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bottom="0.631cm" style:dynamic-spacing="true"/>
      </style:header-style>
      <style:footer-style>
        <style:header-footer-properties fo:min-height="0.73cm" fo:margin-top="0.63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.03cm" fo:margin-right="2.0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>L3 : S31I020<text:tab/>Machine de Turing</text:p>
      </style:header>
      <style:footer>
        <text:p text:style-name="MP2"><text:span text:style-name="Page_20_Number"><text:page-number text:select-page="current">1</text:page-number></text:span><text:span text:style-name="Page_20_Number">/</text:span><text:span text:style-name="Page_20_Number"><text:page-count style:num-format="1">1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             DEUG MIAS 2002/2003                                                                                      TP Module 14</dc:title>
    <meta:initial-creator>Rampon</meta:initial-creator>
    <meta:creation-date>2004-09-14T00:07:00</meta:creation-date>
    <dc:creator>Jean-Xavier RAMPON</dc:creator>
    <dc:date>2009-10-05T12:53:25.88</dc:date>
    <meta:print-date>2008-09-22T11:50:00</meta:print-date>
    <meta:editing-cycles>232</meta:editing-cycles>
    <meta:editing-duration>PT15H36M12S</meta:editing-duration>
    <meta:generator>OpenOffice.org/3.1$Win32 OpenOffice.org_project/310m19$Build-9420</meta:generator>
    <meta:document-statistic meta:table-count="1" meta:image-count="0" meta:object-count="0" meta:page-count="1" meta:paragraph-count="45" meta:word-count="214" meta:character-count="940"/>
  </office:meta>
</office:document-meta>
</file>